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b104" officeooo:paragraph-rsid="0008b104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16pt" fo:font-weight="bold" officeooo:rsid="0008b104" officeooo:paragraph-rsid="0008b104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中文输入法</text:p>
      <text:p text:style-name="P1">终端输入:fcitx autostart <text:s/>运行即可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05:58:17.781002594</meta:creation-date>
    <dc:date>2017-04-26T06:00:54.458363060</dc:date>
    <meta:editing-duration>PT2M37S</meta:editing-duration>
    <meta:editing-cycles>1</meta:editing-cycles>
    <meta:document-statistic meta:table-count="0" meta:image-count="0" meta:object-count="0" meta:page-count="1" meta:paragraph-count="2" meta:word-count="16" meta:character-count="32" meta:non-whitespace-character-count="29"/>
    <meta:generator>LibreOffice/5.2.2.2$Linux_X86_64 LibreOffice_project/20m0$Build-2</meta:generator>
  </office:meta>
</office:document-meta>
</file>